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hub glow up is a web based hosting service for software code.</text:p>
      <text:p text:style-name="Standard">Provide version control using git </text:p>
      <text:p text:style-name="Standard">it is collaboratiove tool which helps muliple users to work on a single project without much difficulities</text:p>
      <text:p text:style-name="Standard">find <text:s/>that allowed by github is zip, xml pdf , xl sheet normal text document </text:p>
      <text:p text:style-name="Standard">status should allways be commit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1T19:42:25.58</meta:creation-date>
    <meta:document-statistic meta:table-count="0" meta:image-count="0" meta:object-count="0" meta:page-count="1" meta:paragraph-count="5" meta:word-count="55" meta:character-count="317"/>
    <dc:date>2022-08-21T19:46:29.17</dc:date>
    <meta:editing-duration>PT4M3S</meta:editing-duration>
    <meta:editing-cycles>1</meta:editing-cycles>
    <meta:generator>OpenOffice/4.1.11$Win32 OpenOffice.org_project/4111m1$Build-9808</meta:generator>
  </office:meta>
</office:document-meta>
</file>